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/>
    </style:style>
    <style:style style:name="P2" style:family="paragraph" style:parent-style-name="Standard">
      <style:text-properties officeooo:paragraph-rsid="0019d081"/>
    </style:style>
    <style:style style:name="P3" style:family="paragraph" style:parent-style-name="Standard">
      <style:text-properties officeooo:paragraph-rsid="001e4c2c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Liberation Serif" officeooo:paragraph-rsid="0019d081" style:font-name-complex="Arial1"/>
    </style:style>
    <style:style style:name="P5" style:family="paragraph" style:parent-style-name="List_20_Paragraph" style:list-style-name="WWNum1">
      <style:paragraph-properties fo:margin-top="0cm" fo:margin-bottom="0cm" loext:contextual-spacing="true" fo:line-height="100%"/>
      <style:text-properties style:font-name="Liberation Serif" officeooo:paragraph-rsid="0019d081"/>
    </style:style>
    <style:style style:name="P6" style:family="paragraph" style:parent-style-name="List_20_Paragraph">
      <style:paragraph-properties fo:margin-top="0cm" fo:margin-bottom="0cm" loext:contextual-spacing="true" fo:line-height="100%"/>
      <style:text-properties style:font-name="Liberation Serif" officeooo:paragraph-rsid="0019d081" style:font-name-complex="Arial1"/>
    </style:style>
    <style:style style:name="P7" style:family="paragraph" style:parent-style-name="List_20_Paragraph" style:list-style-name="WWNum1">
      <style:paragraph-properties fo:margin-left="0cm" fo:margin-right="0cm" fo:margin-top="0cm" fo:margin-bottom="0cm" loext:contextual-spacing="true" fo:line-height="100%" fo:text-indent="0cm" style:auto-text-indent="false"/>
      <style:text-properties style:font-name="Liberation Serif" officeooo:paragraph-rsid="0019d081"/>
    </style:style>
    <style:style style:name="P8" style:family="paragraph" style:parent-style-name="List_20_Paragraph" style:list-style-name="WWNum1">
      <style:paragraph-properties fo:margin-left="0cm" fo:margin-right="0cm" fo:margin-top="0cm" fo:margin-bottom="0cm" loext:contextual-spacing="true" fo:line-height="100%" fo:text-indent="0cm" style:auto-text-indent="false"/>
      <style:text-properties style:font-name="Liberation Serif" officeooo:rsid="00175759" officeooo:paragraph-rsid="0019d081"/>
    </style:style>
    <style:style style:name="P9" style:family="paragraph" style:parent-style-name="List_20_Paragraph" style:list-style-name="WWNum1">
      <style:paragraph-properties fo:margin-left="0cm" fo:margin-right="0cm" fo:margin-top="0cm" fo:margin-bottom="0cm" loext:contextual-spacing="true" fo:line-height="100%" fo:text-indent="0cm" style:auto-text-indent="false"/>
      <style:text-properties style:font-name="Liberation Serif" officeooo:paragraph-rsid="0019d081" style:font-name-complex="Arial1"/>
    </style:style>
    <style:style style:name="T1" style:family="text">
      <style:text-properties officeooo:rsid="00175759"/>
    </style:style>
    <style:style style:name="T2" style:family="text">
      <style:text-properties officeooo:rsid="0019d081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style:font-name-complex="Arial1"/>
    </style:style>
    <style:style style:name="T5" style:family="text">
      <style:text-properties style:font-name="Liberation Serif" officeooo:rsid="00175759" style:font-name-complex="Arial1"/>
    </style:style>
    <style:style style:name="T6" style:family="text">
      <style:text-properties style:font-name-complex="Arial1"/>
    </style:style>
    <style:style style:name="T7" style:family="text">
      <style:text-properties officeooo:rsid="001a34c0"/>
    </style:style>
    <style:style style:name="T8" style:family="text">
      <style:text-properties officeooo:rsid="001ad717"/>
    </style:style>
    <style:style style:name="T9" style:family="text">
      <style:text-properties officeooo:rsid="001ae73b"/>
    </style:style>
    <style:style style:name="T10" style:family="text">
      <style:text-properties officeooo:rsid="001e4c2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lake Levine</text:p>
      <text:p text:style-name="Standard">Assignment <text:span text:style-name="T1">4</text:span></text:p>
      <text:p text:style-name="Standard">0<text:span text:style-name="T2">7</text:span>/<text:span text:style-name="T2">1</text:span>/15</text:p>
      <text:p text:style-name="Standard">CSC 2110 – Summer Term</text:p>
      <text:p text:style-name="Standard"/>
      <text:p text:style-name="P2">1) <text:span text:style-name="T4">Describe the difference between static binding and dynamic binding.</text:span></text:p>
      <text:p text:style-name="Standard"><text:tab/><text:span text:style-name="T2">Static binding happens at compile time while dynamic binding occurs at runtime. </text:span></text:p>
      <text:p text:style-name="Standard"><text:tab/></text:p>
      <text:p text:style-name="Standard"/>
      <text:p text:style-name="P2">2) <text:span text:style-name="T4">Describe the difference between a virtual function and a nonvirtual function.</text:span></text:p>
      <text:p text:style-name="Standard"><text:tab/><text:span text:style-name="T7">A non virtual function is resolved at complie time. A virtual function is resolved at runtime. <text:tab/>Derived functions of a virtul function it can use functions in the base class as a templete to call f<text:tab/>unctions in the derived class</text:span></text:p>
      <text:p text:style-name="Standard"/>
      <text:p text:style-name="P2">3) <text:span text:style-name="T4">Explain what polymorphism is.</text:span></text:p>
      <text:p text:style-name="P2"><text:tab/><text:span text:style-name="T2">The ability to use the same expression to denote different operations. We use concept to create derived classes from a base class where the derived class functions can be different than the base class functions.</text:span></text:p>
      <text:p text:style-name="Standard"/>
      <text:p text:style-name="P2">4) <text:span text:style-name="T4">Why can’t we assign a base class object to a derived class variable?</text:span></text:p>
      <text:p text:style-name="P3"><text:tab/><text:span text:style-name="T10">I cannot find the answer in the slides or book. The both say “Note: An object of the base class type cannot be passed to a formal parameter of the derived class type.” </text:span></text:p>
      <text:p text:style-name="Standard"/>
      <text:p text:style-name="P2">5) <text:span text:style-name="T4">What is the problem with the (legal) assignment of a derived class object to a base class variable?</text:span></text:p>
      <text:p text:style-name="Standard"><text:tab/><text:span text:style-name="T8">This is refered to as the slicing problem. If the base class does not have the same variables as <text:tab/>the dervived class which can result in a loss of data.</text:span></text:p>
      <text:p text:style-name="Standard"><text:tab/></text:p>
      <text:p text:style-name="Standard"/>
      <text:p text:style-name="P2">6) <text:span text:style-name="T5">Suppose the base class and the derived class each have a member function with the same signature. When you have a pointer to a base class object and call a function member through the pointer, discuss what determines which function is actually called—the base class member function or the derived-class function.</text:span></text:p>
      <text:p text:style-name="P2"><text:span text:style-name="T5"/></text:p>
      <text:p text:style-name="P2"><text:span text:style-name="T5"><text:tab/></text:span></text:p>
      <text:p text:style-name="Standard"><text:tab/></text:p>
      <text:p text:style-name="P1">7)</text:p>
      <text:p text:style-name="P1"><text:tab/><text:span text:style-name="T9">public studentType: public personType {</text:span></text:p>
      <text:p text:style-name="P1"><text:tab/><text:tab/><text:span text:style-name="T9">public:</text:span></text:p>
      <text:p text:style-name="P1"><text:tab/><text:tab/><text:tab/><text:span text:style-name="T9">void virtual print()=0;</text:span></text:p>
      <text:p text:style-name="P1"><text:tab/><text:tab/><text:tab/><text:span text:style-name="T9">void virtual calculateGPA()=0;</text:span></text:p>
      <text:p text:style-name="P1"><text:tab/><text:tab/>......</text:p>
      <text:p text:style-name="P1"/>
      <text:p text:style-name="P1"><text:tab/><text:span text:style-name="T9">}</text:span></text:p>
      <text:p text:style-name="P4"/>
      <text:list xml:id="list7019194328455862705" text:style-name="WWNum1">
        <text:list-header>
          <text:p text:style-name="P5"><text:span text:style-name="T6"/></text:p>
          <text:p text:style-name="P7"><text:span text:style-name="T6"/></text:p>
        </text:list-header>
      </text:list>
      <text:p text:style-name="P6"/>
      <text:list xml:id="list214833988441001" text:continue-numbering="true" text:style-name="WWNum1">
        <text:list-header>
          <text:p text:style-name="P7"><text:span text:style-name="T6"/></text:p>
        </text:list-header>
      </text:list>
      <text:p text:style-name="P6"/>
      <text:list xml:id="list214834175816732" text:continue-numbering="true" text:style-name="WWNum1">
        <text:list-header>
          <text:p text:style-name="P7"><text:soft-page-break/><text:span text:style-name="T6"/></text:p>
        </text:list-header>
      </text:list>
      <text:p text:style-name="P6"/>
      <text:list xml:id="list214834244039583" text:continue-numbering="true" text:style-name="WWNum1">
        <text:list-header>
          <text:p text:style-name="P7"><text:span text:style-name="T6"/></text:p>
        </text:list-header>
      </text:list>
      <text:p text:style-name="P6"/>
      <text:list xml:id="list214833438089159" text:continue-numbering="true" text:style-name="WWNum1">
        <text:list-header>
          <text:p text:style-name="P9"><text:span text:style-name="T6"/></text:p>
          <text:p text:style-name="P8"><text:span text:style-name="T6"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ListLabel_20_1" style:display-name="ListLabel 1" style:family="text">
      <style:text-properties style:font-name="Arial" fo:font-family="Arial" style:font-family-generic="roman" style:font-pitch="variable" fo:font-size="11pt" style:font-size-asian="11pt" style:font-name-complex="Arial1" style:font-family-complex="Arial" style:font-family-generic-complex="system" style:font-pitch-complex="variable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7T18:03:10.552717077</meta:creation-date>
    <dc:date>2015-07-01T21:48:32.033536083</dc:date>
    <meta:editing-duration>P1DT15H47M27S</meta:editing-duration>
    <meta:editing-cycles>17</meta:editing-cycles>
    <meta:generator>LibreOffice/4.4.2.2$Linux_X86_64 LibreOffice_project/40m0$Build-2</meta:generator>
    <meta:document-statistic meta:table-count="0" meta:image-count="0" meta:object-count="0" meta:page-count="2" meta:paragraph-count="26" meta:word-count="288" meta:character-count="1690" meta:non-whitespace-character-count="1399"/>
  </office:meta>
</office:document-meta>
</file>